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Arial, Helvetica, sans-serif"/>
    <style:font-face style:name="FreeSans" svg:font-family="FreeSans" style:font-family-generic="swiss"/>
    <style:font-face style:name="FreeSans1" svg:font-family="FreeSans" style:font-family-generic="system" style:font-pitch="variable"/>
    <style:font-face style:name="JuliaMono" svg:font-family="JuliaMono, SFMono-Regular, Menlo, Consolas, 'Liberation Mono', 'DejaVu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12pt" fo:letter-spacing="normal" fo:font-style="normal" fo:font-weight="normal" officeooo:paragraph-rsid="0016fa38"/>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12pt" fo:letter-spacing="normal" fo:font-style="normal" fo:font-weight="normal" fo:background-color="#ffffff" loext:padding="0cm" loext:border="non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12pt" fo:letter-spacing="normal" fo:font-style="normal" fo:font-weight="normal" officeooo:paragraph-rsid="00180859" fo:background-color="#ffffff" loext:padding="0cm" loext:border="none"/>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12pt" fo:letter-spacing="normal" fo:font-style="normal" fo:font-weight="normal" officeooo:paragraph-rsid="001c4ed7" fo:background-color="#ffffff" loext:padding="0cm" loext:border="none"/>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12pt" fo:letter-spacing="normal" fo:font-style="normal" fo:font-weight="normal" officeooo:paragraph-rsid="001d1e87" fo:background-color="#ffffff" loext:padding="0cm" loext:border="none"/>
    </style:style>
    <style:style style:name="P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12pt" fo:letter-spacing="normal" fo:font-style="italic" fo:font-weight="normal" fo:background-color="#ffffff" loext:padding="0cm" loext:border="none"/>
    </style:style>
    <style:style style:name="P7" style:family="paragraph" style:parent-style-name="Standard">
      <style:paragraph-properties fo:margin-left="0cm" fo:margin-right="0cm" fo:margin-top="0cm" fo:margin-bottom="0cm" style:contextual-spacing="false" fo:orphans="2" fo:widows="2" fo:text-indent="0cm" style:auto-text-indent="false"/>
      <style:text-properties fo:font-style="italic" loext:padding="0cm" loext:border="none"/>
    </style:style>
    <style:style style:name="P8" style:family="paragraph" style:parent-style-name="Standard">
      <style:paragraph-properties fo:margin-left="0cm" fo:margin-right="0cm" fo:margin-top="0cm" fo:margin-bottom="0cm" style:contextual-spacing="false" fo:orphans="2" fo:widows="2" fo:text-indent="0cm" style:auto-text-indent="false"/>
      <style:text-properties fo:font-style="italic" officeooo:paragraph-rsid="001c4ed7" loext:padding="0cm" loext:border="none"/>
    </style:style>
    <style:style style:name="T1" style:family="text">
      <style:text-properties officeooo:rsid="00158bb4"/>
    </style:style>
    <style:style style:name="T2" style:family="text">
      <style:text-properties officeooo:rsid="0016f4e4"/>
    </style:style>
    <style:style style:name="T3" style:family="text">
      <style:text-properties officeooo:rsid="0016fa38"/>
    </style:style>
    <style:style style:name="T4" style:family="text">
      <style:text-properties fo:font-variant="normal" fo:text-transform="none" fo:color="#000000" loext:opacity="100%" style:font-name="Calibri" fo:font-size="12pt" fo:letter-spacing="normal" fo:font-weight="normal" fo:background-color="#ffffff" loext:char-shading-value="0"/>
    </style:style>
    <style:style style:name="T5" style:family="text">
      <style:text-properties fo:font-variant="normal" fo:text-transform="none" fo:color="#000000" loext:opacity="100%" style:font-name="Calibri" fo:font-size="12pt" fo:letter-spacing="normal" fo:font-weight="normal" officeooo:rsid="0016fa38" fo:background-color="#ffffff" loext:char-shading-value="0"/>
    </style:style>
    <style:style style:name="T6" style:family="text">
      <style:text-properties fo:font-variant="normal" fo:text-transform="none" fo:color="#000000" loext:opacity="100%" style:font-name="Calibri" fo:font-size="12pt" fo:letter-spacing="normal" fo:font-weight="normal" officeooo:rsid="001c4ed7" fo:background-color="#ffffff" loext:char-shading-value="0"/>
    </style:style>
    <style:style style:name="T7" style:family="text">
      <style:text-properties fo:font-variant="normal" fo:text-transform="none" fo:color="#000000" loext:opacity="100%" style:font-name="Calibri" fo:font-size="12pt" fo:letter-spacing="normal" fo:font-weight="normal" officeooo:rsid="001cf79a" fo:background-color="#ffffff" loext:char-shading-value="0"/>
    </style:style>
    <style:style style:name="T8" style:family="text">
      <style:text-properties officeooo:rsid="0016fa38" fo:background-color="#ffffff" loext:char-shading-value="0" loext:padding="0cm" loext:border="none"/>
    </style:style>
    <style:style style:name="T9" style:family="text">
      <style:text-properties fo:background-color="#ffffff" loext:char-shading-value="0" loext:padding="0cm" loext:border="none"/>
    </style:style>
    <style:style style:name="T10" style:family="text">
      <style:text-properties officeooo:rsid="001cf79a" fo:background-color="#ffffff" loext:char-shading-value="0" loext:padding="0cm" loext:border="none"/>
    </style:style>
    <style:style style:name="T11" style:family="text">
      <style:text-properties officeooo:rsid="00180859"/>
    </style:style>
    <style:style style:name="T12" style:family="text">
      <style:text-properties officeooo:rsid="001c4ed7"/>
    </style:style>
    <style:style style:name="T13" style:family="text">
      <style:text-properties officeooo:rsid="001cf79a"/>
    </style:style>
    <style:style style:name="T14" style:family="text">
      <style:text-properties officeooo:rsid="001d1e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llo <text:span text:style-name="T1">BIASlab</text:span>,</text:p>
      <text:p text:style-name="P2"/>
      <text:p text:style-name="P4">My name is Fraser, I'm a Computer Science Honours student at the University of Western Australia and I'm conducting my thesis on Active Inference. <text:span text:style-name="T12">I fell in love with active inference shortly after watching the demonstration of ForneyLab.jl on the Active Inference YouTube channel. I’ve come here at the suggestion of Dmitry Bagaev. </text:span></text:p>
      <text:p text:style-name="P4"/>
      <text:p text:style-name="P4"><text:span text:style-name="T12">Now </text:span><text:span text:style-name="T1">I’</text:span><text:span text:style-name="T12">m</text:span><text:span text:style-name="T1"> intend</text:span><text:span text:style-name="T12">ing</text:span><text:span text:style-name="T1"> to use RxInfer.jl for implementing several Active Inference agents (along </text:span><text:span text:style-name="T12">with</text:span><text:span text:style-name="T1"> </text:span><text:span text:style-name="T12">python’s </text:span><text:span text:style-name="T1">pyro package). I’m over the moon that something like RxInfer exists, thank you very much. </text:span>While my thesis is on Active Inference, the whole topic is still very new to me and I'm having some difficulty with implementing my first few models. My only experience with implementing Active Inference <text:span text:style-name="T1">thus </text:span>far has been in extremely contrived scenarios with the pymdp package. <text:span text:style-name="T3">I’ve walked through the initial tutorials on the “Getting Started” and “Model Specification” pages on the official site: </text:span><text:a xlink:type="simple" xlink:href="https://biaslab.github.io/RxInfer.jl/stable/manuals/getting-started/" text:style-name="Internet_20_link" text:visited-style-name="Visited_20_Internet_20_Link"><text:span text:style-name="T3">https://biaslab.github.io/RxInfer.jl/stable/manuals/getting-started/</text:span></text:a><text:span text:style-name="T3">. </text:span></text:p>
      <text:p text:style-name="P2"/>
      <text:p text:style-name="P2">I'm <text:span text:style-name="T1">reaching out for</text:span> <text:span text:style-name="T1">any</text:span> advice on how to use RxInfer to specify a basic <text:span text:style-name="T1">A</text:span>ctive <text:span text:style-name="T1">I</text:span>nference agent <text:span text:style-name="T1">that solves the c</text:span>anonical "Bayesian Thermostat" <text:span text:style-name="T12">problem</text:span>. <text:span text:style-name="T1">I am not attempting to use generalised coordinates – at least not yet – and so </text:span>I’<text:span text:style-name="T1">ve</text:span> formulated the problem like this:</text:p>
      <text:p text:style-name="P2"/>
      <text:p text:style-name="P6">"The agent can move left or right on the interval [0.0, 100.0<text:span text:style-name="T2">]</text:span>.</text:p>
      <text:p text:style-name="P6"/>
      <text:p text:style-name="P6">For all x in the interval, T(x) = T_0/(1+x^2) is the temperature at</text:p>
      <text:p text:style-name="P6">position x. T_0 is the temperature at x = 0.0, let T_0 = 100.0.</text:p>
      <text:p text:style-name="P7"/>
      <text:p text:style-name="P6">The agent can only observe the temperature at its current position and</text:p>
      <text:p text:style-name="P6">it must use Active Inference to infer the position that will yield an</text:p>
      <text:p text:style-name="P6">observed temperature as close as possible to 4.0 <text:span text:style-name="T13">(an arbitrary preference)</text:span>.  </text:p>
      <text:p text:style-name="P6"/>
      <text:p text:style-name="P8"><text:span text:style-name="T6">The agent maintains a</text:span><text:span text:style-name="T7">n initial, </text:span><text:span text:style-name="T6">uniform prior over the optimal location for soliciting the preferred observation, and t</text:span><text:span text:style-name="T4">he agent begins at x = 1.0 </text:span><text:span text:style-name="T5">(for simplicity).</text:span><text:span text:style-name="T4">"</text:span></text:p>
      <text:p text:style-name="P2"/>
      <text:p text:style-name="P1"><text:span text:style-name="T8">Enclosed is </text:span><text:span text:style-name="T9">my first attempt to implement </text:span><text:span text:style-name="T8">just such an approach</text:span><text:span text:style-name="T9"> with RxInfer. </text:span><text:span text:style-name="T8">It won’t run without error at this stage, I only attach it to demonstrate how I have gone about framing </text:span><text:span text:style-name="T10">an implementation of a solution to</text:span><text:span text:style-name="T8"> this problem. </text:span><text:span text:style-name="T9">Please forgive my implementation, </text:span><text:span text:style-name="T8">indeed,</text:span><text:span text:style-name="T9"> </text:span><text:span text:style-name="T8">the form of the “custom_inference” function </text:span><text:span text:style-name="T9">was lifted from the </text:span><text:span text:style-name="T8">getting started</text:span><text:span text:style-name="T9"> page. </text:span></text:p>
      <text:p text:style-name="P2"/>
      <text:p text:style-name="P3">I wouldn't be reaching out <text:span text:style-name="T11">with such a “forward”</text:span> query if I was not <text:span text:style-name="T11">feeling a sense of mounting dread, at thus far </text:span><text:span text:style-name="T13">having failed </text:span><text:span text:style-name="T11">to accomplish this embarrassingly simple task in the last two weeks. I feel that being able to implement </text:span><text:span text:style-name="T14">a</text:span><text:span text:style-name="T11"> solution </text:span><text:span text:style-name="T14">to</text:span><text:span text:style-name="T11"> this problem, will set me up to be able to conquer the more sophisticated problems I have set for myself, in the course of my thesis</text:span>. </text:p>
      <text:p text:style-name="P3"/>
      <text:p text:style-name="P5">Absolutely any comments and suggestions from <text:span text:style-name="T11">anyone here</text:span> would be very greatly appreciated. </text:p>
      <text:p text:style-name="P5"/>
      <text:p text:style-name="P5">Thank you for your time and attention.</text:p>
      <text:p text:style-name="P2"/>
      <text:p text:style-name="P2">Fras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Arial, Helvetica, sans-serif"/>
    <style:font-face style:name="FreeSans" svg:font-family="FreeSans" style:font-family-generic="swiss"/>
    <style:font-face style:name="FreeSans1" svg:font-family="FreeSans" style:font-family-generic="system" style:font-pitch="variable"/>
    <style:font-face style:name="JuliaMono" svg:font-family="JuliaMono, SFMono-Regular, Menlo, Consolas, 'Liberation Mono', 'DejaVu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6:41:31.533992430</meta:creation-date>
    <dc:date>2023-04-24T18:17:32.199252578</dc:date>
    <meta:editing-duration>PT1H25M15S</meta:editing-duration>
    <meta:editing-cycles>11</meta:editing-cycles>
    <meta:generator>LibreOffice/7.3.7.2$Linux_X86_64 LibreOffice_project/30$Build-2</meta:generator>
    <meta:document-statistic meta:table-count="0" meta:image-count="0" meta:object-count="0" meta:page-count="1" meta:paragraph-count="16" meta:word-count="448" meta:character-count="2733" meta:non-whitespace-character-count="2292"/>
  </office:meta>
</office:document-meta>
</file>